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2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5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89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8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51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80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2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25cm" fo:min-width="0cm"/>
    </style:style>
    <style:style style:name="gr14" style:family="graphic" style:parent-style-name="standard">
      <style:graphic-properties draw:stroke="none" draw:fill="none" fo:min-height="17.0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377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34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86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0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7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517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5cm" svg:height="42.25cm" svg:x="3cm" svg:y="-10.751cm">
          <draw:text-box>
            <text:p/>
            <text:p/>
          </draw:text-box>
        </draw:frame>
        <draw:frame draw:style-name="gr2" draw:layer="layout" svg:width="23.339cm" svg:height="16.5cm" svg:x="2.161cm" svg:y="2cm">
          <draw:text-box>
            <text:p>UNIT 1</text:p>
            <text:p/>
            <text:p>ancient <text:tab/><text:tab/><text:tab/><text:tab/><text:tab/><text:tab/><text:tab/><text:tab/>/ˈeɪnʃənt/ adj. 古代的；古老的 p.2</text:p>
            <text:p/>
            <text:p>camp <text:tab/><text:tab/><text:tab/><text:tab/><text:tab/><text:tab/><text:tab/><text:tab/>/kæmp/ n. 度假营；营地</text:p>
            <text:p><text:tab/><text:tab/><text:tab/><text:tab/><text:tab/><text:tab/><text:tab/><text:tab/><text:tab/><text:tab/><text:tab/>v. 露营；宿营 p.2</text:p>
            <text:p/>
            <text:p>landscape <text:tab/><text:tab/><text:tab/><text:tab/><text:tab/><text:tab/><text:tab/>/ˈlændskeɪp/ n. 风景；景色 p.2</text:p>
            <text:p/>
            <text:p>strange <text:tab/><text:tab/><text:tab/><text:tab/><text:tab/><text:tab/><text:tab/><text:tab/>/streɪndʒ/ adj. 奇怪的；陌生的 p.2</text:p>
            <text:p/>
            <text:p>vacation <text:tab/><text:tab/><text:tab/><text:tab/><text:tab/><text:tab/><text:tab/>/vəˈkeɪʃn/ n. 假期；度假 p.2</text:p>
            <text:p/>
            <text:p>fantastic <text:tab/><text:tab/><text:tab/><text:tab/><text:tab/><text:tab/><text:tab/>/fænˈtæstɪk/ adj. 极好的；了不起的 p.3</text:p>
            <text:p/>
            <text:p>town <text:tab/><text:tab/><text:tab/><text:tab/><text:tab/><text:tab/><text:tab/><text:tab/>/taʊn/ n. 镇；商业区 p.3</text:p>
            <text:p/>
            <text:p>breath <text:tab/><text:tab/><text:tab/><text:tab/><text:tab/><text:tab/><text:tab/><text:tab/>/breθ/ n. 呼吸的空气；一口气 p.3</text:p>
            <text:p/>
            <text:p>take sb’s breath away <text:tab/><text:tab/><text:tab/><text:tab/>令人惊叹；让人叹绝 p.3</text:p>
            <text:p/>
            <text:p>especially <text:tab/><text:tab/><text:tab/><text:tab/><text:tab/><text:tab/><text:tab/>/ɪˈspeʃəli/ adv. 尤其；特别 p.3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layer="layout" svg:width="26cm" svg:height="17.143cm" svg:x="1.5cm" svg:y="2.357cm">
          <draw:text-box>
            <text:p>steamed <text:tab/><text:tab/><text:tab/><text:tab/><text:tab/><text:tab/>/stiːmd/ chicken soup 汽锅鸡 p.3</text:p>
            <text:p/>
            <text:p>anywhere <text:tab/><text:tab/><text:tab/><text:tab/><text:tab/><text:tab/>/ˈeniweə(r)/ adv. &amp; pron.在任何地方；随便哪个地方 p.3</text:p>
            <text:p/>
            <text:p>nothing <text:tab/><text:tab/><text:tab/><text:tab/><text:tab/><text:tab/><text:tab/>/ˈnʌθɪŋ/ pron. 没有任何东西；没有事 p.3</text:p>
            <text:p/>
            <text:p>scenery <text:tab/><text:tab/><text:tab/><text:tab/><text:tab/><text:tab/><text:tab/>/ˈsiːnəri/ n. 风景；景色 p.5</text:p>
            <text:p/>
            <text:p>silk <text:tab/><text:tab/><text:tab/><text:tab/><text:tab/><text:tab/><text:tab/><text:tab/>/sɪlk/ n. 丝绸；（蚕）丝 p.5</text:p>
            <text:p/>
            <text:p>scarf <text:tab/><text:tab/><text:tab/><text:tab/><text:tab/><text:tab/><text:tab/>/skɑːf/ n. 围巾；披巾 p.5</text:p>
            <text:p/>
            <text:p>nothing but <text:tab/><text:tab/><text:tab/><text:tab/><text:tab/><text:tab/>只有；只是 p.5</text:p>
            <text:p/>
            <text:p>hotel <text:tab/><text:tab/><text:tab/><text:tab/><text:tab/><text:tab/><text:tab/>/həʊˈtel/ n. 旅馆；旅社 p.5</text:p>
            <text:p/>
            <text:p>comfortable <text:tab/><text:tab/><text:tab/><text:tab/><text:tab/><text:tab/>/ˈkʌmftəbl/ adj. 使人舒服的；舒适的 p.5</text:p>
            <text:p/>
            <text:p>ready <text:tab/><text:tab/><text:tab/><text:tab/><text:tab/><text:tab/><text:tab/>/ˈredi/ adj. 准备好的；现成的</text:p>
            <text:p><text:tab/><text:tab/><text:tab/><text:tab/><text:tab/><text:tab/><text:tab/><text:tab/><text:tab/> <text:s text:c="2"/>adv. 已做完；已完成 p.5</text:p>
            <text:p/>
            <text:p>ready to do sth <text:tab/><text:tab/><text:tab/><text:tab/><text:tab/>马上要（做某事）；愿意做（某事） p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" draw:layer="layout" svg:width="25.5cm" svg:height="19cm" svg:x="1.5cm" svg:y="1.5cm">
          <draw:text-box>
            <text:p>somewhere <text:tab/><text:tab/><text:tab/><text:tab/>/ˈsʌmweə(r)/ adv. 在某处；到某处</text:p>
            <text:p><text:tab/><text:tab/><text:tab/><text:tab/><text:tab/><text:tab/><text:tab/><text:tab/><text:tab/>pron. 某处；某个地方 p.5</text:p>
            <text:p/>
            <text:p>sky <text:tab/><text:tab/><text:tab/><text:tab/><text:tab/><text:tab/>/skaɪ/ n. 天；天空 p.5</text:p>
            <text:p/>
            <text:p>bored <text:tab/><text:tab/><text:tab/><text:tab/><text:tab/>/bɔːd/ adj. 厌倦的；烦闷的 p.5</text:p>
            <text:p/>
            <text:p>stand up <text:tab/><text:tab/><text:tab/><text:tab/>站起；起立 p.5</text:p>
            <text:p/>
            <text:p>towards <text:tab/><text:tab/><text:tab/><text:tab/><text:tab/>/təˈwɔːdz; tɔːrdz/ (= toward) prep. 向；朝 p.5</text:p>
            <text:p/>
            <text:p>rainbow <text:tab/><text:tab/><text:tab/><text:tab/><text:tab/>/ˈreɪnbəʊ/ n. 虹；彩虹 p.5</text:p>
            <text:p/>
            <text:p>square <text:tab/><text:tab/><text:tab/><text:tab/><text:tab/>/skweə(r)/ n. 广场；正方形</text:p>
            <text:p><text:tab/><text:tab/><text:tab/><text:tab/><text:tab/><text:tab/><text:tab/><text:tab/>adj. 正方形的；平方的 p.6</text:p>
            <text:p/>
            <text:p>during <text:tab/><text:tab/><text:tab/><text:tab/><text:tab/>/ˈdjʊərɪŋ/ prep. 在……期间 p.6</text:p>
            <text:p/>
            <text:p>victory <text:tab/><text:tab/><text:tab/><text:tab/><text:tab/>/ˈvɪktəri/ n. 胜利；成功 p.6</text:p>
            <text:p/>
            <text:p>Russian <text:tab/><text:tab/><text:tab/><text:tab/><text:tab/>/ˈrʌʃn/ adj. 俄罗斯的；俄罗斯人的</text:p>
            <text:p><text:tab/><text:tab/><text:tab/><text:tab/><text:tab/><text:tab/><text:tab/>n. 俄罗斯人；俄语 p.6</text:p>
            <text:p/>
            <text:p>fight <text:tab/><text:tab/><text:tab/><text:tab/><text:tab/>/faɪt/ n. 战斗；搏斗；斗争</text:p>
            <text:p><text:tab/><text:tab/><text:tab/><text:tab/><text:tab/><text:tab/><text:tab/> v. (fought /fɔːt/) 打仗；打架 p.6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6" draw:layer="layout" svg:width="23.106cm" svg:height="17.339cm" svg:x="2cm" svg:y="1.89cm">
          <draw:text-box>
            <text:p>against <text:tab/><text:tab/><text:tab/><text:tab/><text:tab/><text:tab/>/əˈɡenst/ prep. 反对；与……相反；紧靠 p.6</text:p>
            <text:p/>
            <text:p>fight against sb / sth <text:tab/><text:tab/><text:tab/>与……作战； 与……作斗争 p.6</text:p>
            <text:p/>
            <text:p>guide <text:tab/><text:tab/><text:tab/><text:tab/><text:tab/><text:tab/>/ɡaɪd/ n. 导游；指南；手册</text:p>
            <text:p><text:tab/><text:tab/><text:tab/><text:tab/><text:tab/><text:tab/><text:tab/><text:tab/><text:tab/>v. 给某人领路；指导 p.6</text:p>
            <text:p/>
            <text:p>artwork <text:tab/><text:tab/><text:tab/><text:tab/><text:tab/><text:tab/>/ˈɑːtwɜːk/ n. 艺术作品；插图 p.6</text:p>
            <text:p/>
            <text:p>thousands of <text:tab/><text:tab/><text:tab/><text:tab/>数以千计的；成千上万的 p.6</text:p>
            <text:p/>
            <text:p>tear <text:tab/><text:tab/><text:tab/><text:tab/><text:tab/><text:tab/>/tɪə(r)/ n. 眼泪；泪水 p.6</text:p>
            <text:p/>
            <text:p>remind <text:tab/><text:tab/><text:tab/><text:tab/><text:tab/><text:tab/>/rɪˈmaɪnd/ v. 提醒；使想起 p.6</text:p>
            <text:p/>
            <text:p>peace <text:tab/><text:tab/><text:tab/><text:tab/><text:tab/><text:tab/>/piːs/ n. 和平；太平 p.6</text:p>
            <text:p/>
            <text:p>easily <text:tab/><text:tab/><text:tab/><text:tab/><text:tab/><text:tab/>/ˈiːzəli/ adv. 容易地；轻易地 p.6</text:p>
            <text:p/>
            <text:p>forget <text:tab/><text:tab/><text:tab/><text:tab/><text:tab/><text:tab/>/fəˈɡet/ v. （forgot /fəˈɡɒt/)忘记；遗忘 p.6</text:p>
            <text:p/>
            <text:p>noon <text:tab/><text:tab/><text:tab/><text:tab/><text:tab/><text:tab/>/nuːn/ n. 正午；中午 p.6</text:p>
            <text:p/>
            <text:p>sick <text:tab/><text:tab/><text:tab/><text:tab/><text:tab/><text:tab/>/sɪk/ adj. 生病的；恶心的 p.6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7" draw:layer="layout" svg:width="24.5cm" svg:height="18.763cm" svg:x="2cm" svg:y="2cm">
          <draw:text-box>
            <text:p>station <text:tab/><text:tab/><text:tab/><text:tab/><text:tab/><text:tab/><text:tab/>/ˈsteɪʃn/ n. 火车站；公共汽车站 p.7</text:p>
            <text:p/>
            <text:p>palace <text:tab/><text:tab/><text:tab/><text:tab/><text:tab/><text:tab/><text:tab/>/ˈpæləs/ n. 王宫；宫殿 p.7</text:p>
            <text:p/>
            <text:p>accordion <text:tab/><text:tab/><text:tab/><text:tab/><text:tab/><text:tab/>/əˈkɔːdiən/ n. 手风琴 p.7</text:p>
            <text:p/>
            <text:p>get together <text:tab/><text:tab/><text:tab/><text:tab/><text:tab/><text:tab/>聚会；相聚 p.7</text:p>
            <text:p/>
            <text:p>in the sun <text:tab/><text:tab/><text:tab/><text:tab/><text:tab/><text:tab/>在阳光下 p.8</text:p>
            <text:p/>
            <text:p>tower <text:tab/><text:tab/><text:tab/><text:tab/><text:tab/><text:tab/><text:tab/>/taʊə(r)/ n. 塔；塔楼 p.8</text:p>
            <text:p/>
            <text:p>might <text:tab/><text:tab/><text:tab/><text:tab/><text:tab/><text:tab/><text:tab/>/maɪt/ modal v. 可能；可以 p.8</text:p>
            <text:p/>
            <text:p>budget <text:tab/><text:tab/><text:tab/><text:tab/><text:tab/><text:tab/><text:tab/>/ˈbʌdʒɪt/ n. 预算</text:p>
            <text:p><text:tab/><text:tab/><text:tab/><text:tab/><text:tab/><text:tab/><text:tab/><text:tab/><text:tab/><text:tab/>v. 把……编入预算；精打细算p.8</text:p>
            <text:p/>
            <text:p>passport <text:tab/><text:tab/><text:tab/><text:tab/><text:tab/><text:tab/>/ˈpɑːspɔːt/ n. 护照 p.8</text:p>
            <text:p/>
            <text:p>forgetful <text:tab/><text:tab/><text:tab/><text:tab/><text:tab/><text:tab/><text:tab/>/fəˈgetfl/ adj. 健忘的；好忘事的 p.8</text:p>
            <text:p/>
            <text:p>faraway <text:tab/><text:tab/><text:tab/><text:tab/><text:tab/><text:tab/><text:tab/>/ˈfɑːrəweɪ;ˌfɑːrəˈweɪ/ adj. 远方的；遥远的 p.8</text:p>
            <text:p/>
            <text:p>regular <text:tab/><text:tab/><text:tab/><text:tab/><text:tab/><text:tab/><text:tab/>/ˈreɡjələ(r)/ adj. 平常的；有规律的 p.8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6" draw:layer="layout" svg:width="24.16cm" svg:height="17.339cm" svg:x="2.34cm" svg:y="2cm">
          <draw:text-box>
            <text:p>countryside <text:tab/><text:tab/><text:tab/><text:tab/><text:tab/><text:tab/>/ˈkʌntrisaɪd/ n. 乡村；农村 p.9</text:p>
            <text:p/>
            <text:p>turn around <text:tab/><text:tab/><text:tab/><text:tab/><text:tab/><text:tab/>转身；翻转 p.9</text:p>
            <text:p/>
            <text:p>surprised <text:tab/><text:tab/><text:tab/><text:tab/><text:tab/><text:tab/>/səˈpraɪzd/ adj. 惊奇的；惊讶的 p.9</text:p>
            <text:p/>
            <text:p>deer <text:tab/><text:tab/><text:tab/><text:tab/><text:tab/><text:tab/><text:tab/>/dɪə(r)/ n. (pl. deer)鹿 p.9</text:p>
            <text:p/>
            <text:p>probably <text:tab/><text:tab/><text:tab/><text:tab/><text:tab/><text:tab/>/ˈprɒbəbli/ adv. 很可能；大概 p.9</text:p>
            <text:p/>
            <text:p>look for <text:tab/><text:tab/><text:tab/><text:tab/><text:tab/><text:tab/><text:tab/>寻找 p.9</text:p>
            <text:p/>
            <text:p>Guest-Greeting <text:tab/><text:tab/><text:tab/><text:tab/><text:tab/>/ˈɡest ˌɡriːtɪŋ/ Pine /paɪn/ 迎客松 p.2</text:p>
            <text:p/>
            <text:p>Sea of Clouds <text:tab/><text:tab/><text:tab/><text:tab/><text:tab/>云海</text:p>
            <text:p/>
            <text:p>California <text:tab/><text:tab/><text:tab/><text:tab/><text:tab/><text:tab/>/ˌkæləˈfɔːniə/加利福尼亚（美国州名)p.2</text:p>
            <text:p/>
            <text:p>Red Square <text:tab/><text:tab/><text:tab/><text:tab/><text:tab/><text:tab/>红场 p.6</text:p>
            <text:p/>
            <text:p>Alexander <text:tab/><text:tab/><text:tab/><text:tab/><text:tab/><text:tab/>/ˌælɪɡˈzɑːndə/ Garden 亚历山大花园 p.6</text:p>
            <text:p/>
            <text:p>Vincent <text:tab/><text:tab/><text:tab/><text:tab/><text:tab/><text:tab/><text:tab/>/ˈvɪnsənt/ 文森特 p.6</text:p>
            <text:p/>
          </draw:text-box>
        </draw:frame>
        <draw:frame draw:style-name="gr8" draw:layer="layout" svg:width="1.752cm" svg:height="0.963cm" svg:x="16.5cm" svg:y="2.5cm">
          <draw:text-box>
            <text:p><text:tab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9" draw:layer="layout" svg:width="24cm" svg:height="15.5cm" svg:x="1.5cm" svg:y="2.5cm">
          <draw:text-box>
            <text:p>Moscow <text:tab/><text:tab/><text:tab/><text:tab/><text:tab/><text:tab/><text:tab/><text:tab/>/ˈmɒskəʊ/莫斯科（俄罗斯首都） p.6</text:p>
            <text:p/>
            <text:p>Russia <text:tab/><text:tab/><text:tab/><text:tab/><text:tab/><text:tab/><text:tab/><text:tab/>/ˈrʌʃə/ 俄罗斯 p.6</text:p>
            <text:p/>
            <text:p>the Victory Museum <text:tab/><text:tab/><text:tab/><text:tab/><text:tab/>胜利博物馆 p.6</text:p>
            <text:p/>
            <text:p>Nazi <text:tab/><text:tab/><text:tab/><text:tab/><text:tab/><text:tab/><text:tab/><text:tab/>/ˈnɑːtsi/ n. 纳粹党人；纳粹分子 p.6</text:p>
            <text:p/>
            <text:p>World War II <text:tab/><text:tab/><text:tab/><text:tab/><text:tab/><text:tab/><text:tab/>第二次世界大战 p.6</text:p>
            <text:p/>
            <text:p>Moscow Metro <text:tab/><text:tab/><text:tab/><text:tab/><text:tab/><text:tab/>/ˈmetrəʊ/ 莫斯科地铁 p.7</text:p>
            <text:p/>
            <text:p>Scotland <text:tab/><text:tab/><text:tab/><text:tab/><text:tab/><text:tab/><text:tab/>/ˈskɒtlənd/ 苏格兰 p.9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0" draw:layer="layout" svg:width="23.5cm" svg:height="18.051cm" svg:x="2cm" svg:y="2cm">
          <draw:text-box>
            <text:p>UNIT 2</text:p>
            <text:p/>
            <text:p>pack <text:tab/><text:tab/><text:tab/><text:tab/><text:tab/><text:tab/><text:tab/><text:tab/>/pæk/ v. 打包；收拾 p.12</text:p>
            <text:p/>
            <text:p>pack up <text:tab/><text:tab/><text:tab/><text:tab/><text:tab/><text:tab/><text:tab/><text:tab/>打包 p.12</text:p>
            <text:p/>
            <text:p>bathroom <text:tab/><text:tab/><text:tab/><text:tab/><text:tab/><text:tab/><text:tab/>/ˈbɑːθruːm/ n. 浴室；洗手间 p.12</text:p>
            <text:p/>
            <text:p>sort <text:tab/><text:tab/><text:tab/><text:tab/><text:tab/><text:tab/><text:tab/><text:tab/><text:tab/>/sɔːt/ v. 把……分类；整理</text:p>
            <text:p><text:tab/><text:tab/><text:tab/><text:tab/><text:tab/><text:tab/><text:tab/><text:tab/><text:tab/><text:tab/>n. 种类 p.12</text:p>
            <text:p/>
            <text:p>bedroom <text:tab/><text:tab/><text:tab/><text:tab/><text:tab/><text:tab/><text:tab/>/ˈbedruːm/ n. 卧室 p.12</text:p>
            <text:p/>
            <text:p>balcony <text:tab/><text:tab/><text:tab/><text:tab/><text:tab/><text:tab/><text:tab/><text:tab/>/ˈbælkəni/ n. 阳台 p.12</text:p>
            <text:p/>
            <text:p>hang up <text:tab/><text:tab/><text:tab/><text:tab/><text:tab/><text:tab/><text:tab/><text:tab/>挂起；挂断电话 p.12</text:p>
            <text:p/>
            <text:p>invite <text:tab/><text:tab/><text:tab/><text:tab/><text:tab/><text:tab/><text:tab/><text:tab/>/ɪnˈvaɪt/ v. 邀请 p.12</text:p>
            <text:p/>
            <text:p>living room <text:tab/><text:tab/><text:tab/><text:tab/><text:tab/><text:tab/><text:tab/>客厅 p.12</text:p>
            <text:p/>
            <text:p>arrival <text:tab/><text:tab/><text:tab/><text:tab/><text:tab/><text:tab/><text:tab/><text:tab/>/əˈraɪvl/ n. 到达 p.13</text:p>
            <text:p/>
            <text:p>yet<text:tab/><text:tab/><text:tab/><text:tab/><text:tab/><text:tab/><text:tab/><text:tab/><text:tab/>/jet/ adv. （用于否定句和疑问句）还</text:p>
            <text:p><text:tab/><text:tab/><text:tab/><text:tab/><text:tab/><text:tab/><text:tab/><text:tab/><text:tab/>conj. 但是 p.13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1" draw:layer="layout" svg:width="23.5cm" svg:height="18.5cm" svg:x="2cm" svg:y="1.5cm">
          <draw:text-box>
            <text:p>add <text:tab/><text:tab/><text:tab/><text:tab/><text:tab/><text:tab/><text:tab/>/æd/ v. 添加；加 p.14</text:p>
            <text:p/>
            <text:p>add sth to sth <text:tab/><text:tab/><text:tab/><text:tab/>把……加入…… p.14</text:p>
            <text:p/>
            <text:p>go shopping <text:tab/><text:tab/><text:tab/><text:tab/><text:tab/>去购物 p.14</text:p>
            <text:p/>
            <text:p>biscuit <text:tab/><text:tab/><text:tab/><text:tab/><text:tab/><text:tab/>/ˈbɪskɪt/ n. 饼干 p.14</text:p>
            <text:p/>
            <text:p>borrow <text:tab/><text:tab/><text:tab/><text:tab/><text:tab/><text:tab/>/ˈbɒrəʊ/ v. 借 p.14</text:p>
            <text:p/>
            <text:p>plan <text:tab/><text:tab/><text:tab/><text:tab/><text:tab/><text:tab/>/plæn/ v. 策划；打算</text:p>
            <text:p><text:tab/><text:tab/><text:tab/><text:tab/><text:tab/><text:tab/><text:tab/><text:tab/><text:tab/>n. 计划；方案 p.14</text:p>
            <text:p/>
            <text:p>treasure <text:tab/><text:tab/><text:tab/><text:tab/><text:tab/>/ˈtreʒə(r)/ n. 宝物；财富</text:p>
            <text:p><text:tab/><text:tab/><text:tab/><text:tab/><text:tab/><text:tab/><text:tab/><text:tab/><text:tab/>v. 珍视 p.14</text:p>
            <text:p/>
            <text:p>hunt<text:tab/><text:tab/><text:tab/><text:tab/><text:tab/><text:tab/><text:tab/>/hʌnt/ n. 搜寻；狩猎</text:p>
            <text:p><text:tab/><text:tab/><text:tab/><text:tab/><text:tab/><text:tab/><text:tab/><text:tab/><text:tab/>v. 搜寻；打猎 p.14</text:p>
            <text:p/>
            <text:p>treasure hunt <text:tab/><text:tab/><text:tab/><text:tab/>寻宝游戏 p.14</text:p>
            <text:p/>
            <text:p>lift<text:tab/><text:tab/><text:tab/><text:tab/><text:tab/><text:tab/><text:tab/> /lɪft/ n. 搭便车；电梯</text:p>
            <text:p><text:tab/><text:tab/><text:tab/><text:tab/><text:tab/><text:tab/><text:tab/><text:tab/>v. 举起；抬起 p.14</text:p>
            <text:p/>
            <text:p>give sb a lift <text:tab/><text:tab/><text:tab/><text:tab/><text:tab/>开车顺便送某人 p.14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layer="layout" svg:width="23.11cm" svg:height="16.5cm" svg:x="2.39cm" svg:y="2.5cm">
          <draw:text-box>
            <text:p>until <text:tab/><text:tab/><text:tab/><text:tab/><text:tab/><text:tab/>/ənˈtɪl/ prep. 到……时；直到……为止</text:p>
            <text:p/>
            <text:p>be careful with <text:tab/><text:tab/><text:tab/><text:tab/>注意；当心 p.15</text:p>
            <text:p/>
            <text:p>movie <text:tab/><text:tab/><text:tab/><text:tab/><text:tab/><text:tab/>/ˈmuːvi/ n. 电影 p.15</text:p>
            <text:p/>
            <text:p>the movies <text:tab/><text:tab/><text:tab/><text:tab/><text:tab/>电影院；电影产业 p.15</text:p>
            <text:p/>
            <text:p>dead <text:tab/><text:tab/><text:tab/><text:tab/><text:tab/><text:tab/>/ded/ adj. 不运行的；死的 p.15</text:p>
            <text:p/>
            <text:p>note <text:tab/><text:tab/><text:tab/><text:tab/><text:tab/><text:tab/>/nəʊt/ n. 笔记；记录；便条</text:p>
            <text:p><text:tab/><text:tab/><text:tab/><text:tab/><text:tab/><text:tab/><text:tab/><text:tab/><text:tab/>v. 注意；指出 p.15</text:p>
            <text:p/>
            <text:p>take notes <text:tab/><text:tab/><text:tab/><text:tab/><text:tab/>做笔记 p.15</text:p>
            <text:p/>
            <text:p>clean up <text:tab/><text:tab/><text:tab/><text:tab/><text:tab/>清扫 p.15</text:p>
            <text:p/>
            <text:p>community <text:tab/><text:tab/><text:tab/><text:tab/><text:tab/>/kəˈmjuːnəti/ n. 社区；社团 p.15</text:p>
            <text:p/>
            <text:p>rubbish <text:tab/><text:tab/><text:tab/><text:tab/><text:tab/><text:tab/>/ˈrʌbɪʃ/ n. 垃圾 p.15</text:p>
            <text:p/>
            <text:p>almost <text:tab/><text:tab/><text:tab/><text:tab/><text:tab/><text:tab/>/ˈɔːlməʊst/ adv. 差不多；几乎 p.16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6" draw:layer="layout" svg:width="23.5cm" svg:height="17.339cm" svg:x="2.5cm" svg:y="2cm">
          <draw:text-box>
            <text:p>journey <text:tab/><text:tab/><text:tab/><text:tab/><text:tab/>/ˈdʒɜːni/ n. 旅行；历程</text:p>
            <text:p><text:tab/><text:tab/><text:tab/><text:tab/><text:tab/><text:tab/><text:tab/><text:tab/>v. 旅行 p.16</text:p>
            <text:p/>
            <text:p>pull <text:tab/><text:tab/><text:tab/><text:tab/><text:tab/><text:tab/>/pʊl/ v. 拉；拖；拔 p.16</text:p>
            <text:p/>
            <text:p>luggage <text:tab/><text:tab/><text:tab/><text:tab/><text:tab/>/ˈlʌɡɪdʒ/ n. 行李 p.16</text:p>
            <text:p/>
            <text:p>ah <text:tab/><text:tab/><text:tab/><text:tab/><text:tab/><text:tab/>/ɑː/ interj. 啊（表示高兴、惊奇等）p.16</text:p>
            <text:p/>
            <text:p>share sth with sb <text:tab/><text:tab/><text:tab/>把……与……分享 p.16</text:p>
            <text:p/>
            <text:p>mm /m/ (= mmm) <text:tab/><text:tab/>interj. 嗯（表示喜欢、同意等） p.16</text:p>
            <text:p/>
            <text:p>familiar<text:tab/><text:tab/><text:tab/><text:tab/><text:tab/>/fəˈmɪliə(r)/ adj. 熟悉的 p.16</text:p>
            <text:p/>
            <text:p>joke <text:tab/><text:tab/><text:tab/><text:tab/><text:tab/>/dʒəuk/ n. 笑话 v. 开玩笑 p.16</text:p>
            <text:p/>
            <text:p>several <text:tab/><text:tab/><text:tab/><text:tab/><text:tab/>/ˈsevrəl/ pron. 几个；一些</text:p>
            <text:p><text:tab/><text:tab/><text:tab/><text:tab/><text:tab/><text:tab/><text:tab/><text:tab/>adj. 各自的 p.16</text:p>
            <text:p/>
            <text:p>nod <text:tab/><text:tab/><text:tab/><text:tab/><text:tab/><text:tab/>/nɒd/ v. &amp; n. 点（头） p.16</text:p>
            <text:p/>
            <text:p>writer<text:tab/><text:tab/><text:tab/><text:tab/><text:tab/>/ˈraɪtə(r)/ n. 作者 p.17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layer="layout" svg:width="24cm" svg:height="16.5cm" svg:x="2cm" svg:y="2.5cm">
          <draw:text-box>
            <text:p>text<text:tab/><text:tab/><text:tab/><text:tab/><text:tab/><text:tab/>/tekst/ n. 正文；文本</text:p>
            <text:p><text:tab/><text:tab/><text:tab/><text:tab/><text:tab/><text:tab/><text:tab/><text:tab/>v. （用手机给某人）发短信 p.17</text:p>
            <text:p/>
            <text:p>describe <text:tab/><text:tab/><text:tab/><text:tab/>/dɪˈskraɪb/ v. 描述；形容 p.17</text:p>
            <text:p/>
            <text:p>wherever<text:tab/><text:tab/><text:tab/><text:tab/>/weərˈevə(r)/ adv. &amp; conj. 无论去哪里；在任何地方p.17</text:p>
            <text:p/>
            <text:p>matter <text:tab/><text:tab/><text:tab/><text:tab/><text:tab/>/ˈmætə(r)/ v. 要紧 n. 问题 p.17</text:p>
            <text:p/>
            <text:p>no matter<text:tab/><text:tab/><text:tab/><text:tab/>不论；不要紧 p.17</text:p>
            <text:p/>
            <text:p>perhaps<text:tab/><text:tab/><text:tab/><text:tab/><text:tab/>/pəˈhæps; præps/ adv. 也许；可能 p.17</text:p>
            <text:p/>
            <text:p>plate <text:tab/><text:tab/><text:tab/><text:tab/><text:tab/>/pleɪt/ n. 盘子；碟子 p.17</text:p>
            <text:p/>
            <text:p>freshly <text:tab/><text:tab/><text:tab/><text:tab/><text:tab/>/ˈfreʃli/ adv. 刚刚 p.17</text:p>
            <text:p/>
            <text:p>smell <text:tab/><text:tab/><text:tab/><text:tab/><text:tab/>/smel/ v. 发臭；闻到</text:p>
            <text:p><text:tab/><text:tab/><text:tab/><text:tab/><text:tab/><text:tab/><text:tab/><text:tab/>n. 气味；臭味 p.18</text:p>
            <text:p/>
            <text:p>joy <text:tab/><text:tab/><text:tab/><text:tab/><text:tab/><text:tab/>/dʒɔɪ/ n. 喜悦；乐趣 p.18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2" draw:layer="layout" svg:width="23.565cm" svg:height="16cm" svg:x="1.935cm" svg:y="2.5cm">
          <draw:text-box>
            <text:p>apartment<text:tab/><text:tab/><text:tab/><text:tab/><text:tab/>/əˈpɑːtmənt/ n. 房间；公寓套房 p.18</text:p>
            <text:p/>
            <text:p>block <text:tab/><text:tab/><text:tab/><text:tab/><text:tab/><text:tab/>/blɒk/ n. 大楼；街区；大块 p.18</text:p>
            <text:p/>
            <text:p>decorate <text:tab/><text:tab/><text:tab/><text:tab/><text:tab/>/ˈdekəreɪt/ v. 装饰；装潢 p.19</text:p>
            <text:p/>
            <text:p>cover<text:tab/><text:tab/><text:tab/><text:tab/><text:tab/><text:tab/>/ˈkʌvə(r)/ v. 遮盖；包括</text:p>
            <text:p><text:tab/><text:tab/><text:tab/><text:tab/><text:tab/><text:tab/><text:tab/><text:tab/><text:tab/><text:tab/>n. 遮盖物；封皮 p.19</text:p>
            <text:p/>
            <text:p>poster<text:tab/><text:tab/><text:tab/><text:tab/><text:tab/><text:tab/>/ˈpəʊstə(r)/ n. 海报 p.19</text:p>
            <text:p/>
            <text:p>scissors<text:tab/><text:tab/><text:tab/><text:tab/><text:tab/><text:tab/>/ˈsɪzəz/ n. 剪刀 p.19</text:p>
            <text:p/>
            <text:p>glue <text:tab/><text:tab/><text:tab/><text:tab/><text:tab/><text:tab/>/ɡluː/ n. 胶水 v. 粘贴 p.19</text:p>
            <text:p/>
            <text:p>paper cutting <text:tab/><text:tab/><text:tab/><text:tab/>剪纸 p.19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3" draw:layer="layout" svg:width="23.5cm" svg:height="17.5cm" svg:x="2.5cm" svg:y="2cm">
          <draw:text-box>
            <text:p>UNIT 3</text:p>
            <text:p/>
            <text:p>compare <text:tab/><text:tab/><text:tab/><text:tab/>/kəmˈpeə(r)/ v. 比较；对比 p.21</text:p>
            <text:p/>
            <text:p>shy <text:tab/><text:tab/><text:tab/><text:tab/><text:tab/><text:tab/>/ʃaɪ/ adj. 害羞的 p.22</text:p>
            <text:p/>
            <text:p>lazy <text:tab/><text:tab/><text:tab/><text:tab/><text:tab/>/ˈleɪzi/ adj. 懒惰的；懒洋洋的 p.22</text:p>
            <text:p/>
            <text:p>loud <text:tab/><text:tab/><text:tab/><text:tab/><text:tab/>/laʊd/ adv. 响亮地 adj. 大声的 p.22</text:p>
            <text:p/>
            <text:p>outgoing <text:tab/><text:tab/><text:tab/><text:tab/>/ˈaʊtɡəʊɪŋ/ adj. 外向的 p.22</text:p>
            <text:p/>
            <text:p>hard-working <text:tab/><text:tab/><text:tab/>/ˌhɑːd ˈwɜːkɪŋ/ adj. 勤奋的 p.22</text:p>
            <text:p/>
            <text:p>perform <text:tab/><text:tab/><text:tab/><text:tab/><text:tab/>/pəˈfɔːm/ v. 表演；执行 p.22</text:p>
            <text:p/>
            <text:p>solve <text:tab/><text:tab/><text:tab/><text:tab/><text:tab/>/sɒlv/ v. 解决；解答 p.22</text:p>
            <text:p/>
            <text:p>flute <text:tab/><text:tab/><text:tab/><text:tab/><text:tab/>/fluːt/ n. 长笛 p.22</text:p>
            <text:p/>
            <text:p>congratulation <text:tab/><text:tab/><text:tab/>/kənˌɡrætʃuˈleɪʃn/ n. 祝贺；恭喜 p.23</text:p>
            <text:p/>
            <text:p>Congratulations (on ...) !<text:tab/>对……表示）祝贺！ p.23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2" draw:layer="layout" svg:width="23.5cm" svg:height="16.5cm" svg:x="2cm" svg:y="2.5cm">
          <draw:text-box>
            <text:p>prize <text:tab/><text:tab/><text:tab/><text:tab/><text:tab/>/praɪz/ n. 奖；奖励 p.23</text:p>
            <text:p/>
            <text:p>attend <text:tab/><text:tab/><text:tab/><text:tab/><text:tab/>/əˈtend/ v. 参加；出席 p.23</text:p>
            <text:p/>
            <text:p>as … as … <text:tab/><text:tab/><text:tab/><text:tab/>像……一样…… p.23</text:p>
            <text:p/>
            <text:p>besides <text:tab/><text:tab/><text:tab/><text:tab/><text:tab/>/bɪˈsaɪdz/ prep. 除……之外（还）</text:p>
            <text:p><text:tab/><text:tab/><text:tab/><text:tab/><text:tab/><text:tab/><text:tab/><text:tab/>adv. 而且 p.23</text:p>
            <text:p/>
            <text:p>spare <text:tab/><text:tab/><text:tab/><text:tab/><text:tab/>/speə(r)/ adj. 空闲的；备用的</text:p>
            <text:p><text:tab/><text:tab/><text:tab/><text:tab/><text:tab/><text:tab/><text:tab/><text:tab/>v. 抽出；拨出 p.23</text:p>
            <text:p/>
            <text:p>spare time <text:tab/><text:tab/><text:tab/><text:tab/>空闲时间 p.23</text:p>
            <text:p/>
            <text:p>pleasure <text:tab/><text:tab/><text:tab/><text:tab/>/ˈpleʒə(r)/ n. 乐事；愉快；荣幸 p.23</text:p>
            <text:p/>
            <text:p>have sth in common <text:tab/><text:tab/>有共同之处 p.24</text:p>
            <text:p/>
            <text:p>appearance <text:tab/><text:tab/><text:tab/><text:tab/>/əˈpɪərəns/ n. 外表；露面 p.24</text:p>
            <text:p/>
            <text:p>personality <text:tab/><text:tab/><text:tab/><text:tab/>/ˌpɜːsəˈnæləti/ n. 性格；品质 p.24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4" draw:layer="layout" svg:width="23.84cm" svg:height="17.339cm" svg:x="2.16cm" svg:y="2.052cm">
          <draw:text-box>
            <text:p>serious<text:tab/><text:tab/><text:tab/><text:tab/><text:tab/>/ˈsɪəriəs/ adj. 严肃的；严重的 p.24</text:p>
            <text:p/>
            <text:p>strength <text:tab/><text:tab/><text:tab/><text:tab/><text:tab/>/streŋθ/ n. 优势；力量 p.24</text:p>
            <text:p/>
            <text:p>fact <text:tab/><text:tab/><text:tab/><text:tab/><text:tab/><text:tab/>/fækt/ n. 事实；现实 p.25</text:p>
            <text:p/>
            <text:p>slim <text:tab/><text:tab/><text:tab/><text:tab/><text:tab/>/slɪm/ adj. 苗条的；薄的 p.25</text:p>
            <text:p/>
            <text:p>population <text:tab/><text:tab/><text:tab/><text:tab/>/ˌpɒpjuˈleɪʃn/ n. 人口 p.25</text:p>
            <text:p/>
            <text:p>km (= kilometre <text:tab/><text:tab/><text:tab/>/ˈkɪləmiːtə(r);kɪˈlɒmɪtə(r)/; kilometer)千米；公里 p.25</text:p>
            <text:p/>
            <text:p>average <text:tab/><text:tab/><text:tab/><text:tab/><text:tab/>/ˈævərɪdʒ/ adj. 平均的；平常的 p.25</text:p>
            <text:p/>
            <text:p>rainfall <text:tab/><text:tab/><text:tab/><text:tab/><text:tab/>/ˈreɪnfɔːl/ n. 降雨量 p.25</text:p>
            <text:p/>
            <text:p>per <text:tab/><text:tab/><text:tab/><text:tab/><text:tab/><text:tab/>/pə(r)/ prep. 每 p.25</text:p>
            <text:p/>
            <text:p>mm <text:tab/><text:tab/><text:tab/><text:tab/><text:tab/><text:tab/>(= millimetre /ˈmɪlimiːtə(r)/; millimeter) 毫米 p.25</text:p>
            <text:p/>
            <text:p>pleasant <text:tab/><text:tab/><text:tab/><text:tab/>/ˈpleznt/ adj. 宜人的；友好的 p.25</text:p>
            <text:p/>
            <text:p>alike <text:tab/><text:tab/><text:tab/><text:tab/><text:tab/>/əˈlaɪk/ adj. 相像的 adv. 相似地 p.26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6" draw:layer="layout" svg:width="24cm" svg:height="17.339cm" svg:x="2cm" svg:y="2cm">
          <draw:text-box>
            <text:p>mirror <text:tab/><text:tab/><text:tab/><text:tab/><text:tab/>/ˈmɪrə(r)/ n. 镜子 p.26</text:p>
            <text:p/>
            <text:p>interest <text:tab/><text:tab/><text:tab/><text:tab/><text:tab/>/ˈɪntrest/ n. 业余爱好；兴趣</text:p>
            <text:p><text:tab/><text:tab/><text:tab/><text:tab/><text:tab/><text:tab/><text:tab/><text:tab/>v. 使感兴趣 p.26</text:p>
            <text:p/>
            <text:p>novel <text:tab/><text:tab/><text:tab/><text:tab/><text:tab/>/ˈnɒvl/ n. 小说 p.26</text:p>
            <text:p/>
            <text:p>difference <text:tab/><text:tab/><text:tab/><text:tab/>/ˈdɪfrəns/ n. 差异 p.27</text:p>
            <text:p/>
            <text:p>sense <text:tab/><text:tab/><text:tab/><text:tab/><text:tab/>/sens/ n. 理解力；感觉 p.27</text:p>
            <text:p/>
            <text:p>humour <text:tab/><text:tab/><text:tab/><text:tab/><text:tab/>/ˈhjuːmə/ (= humor) n. 幽默；幽默感 p.27</text:p>
            <text:p/>
            <text:p>thanks to <text:tab/><text:tab/><text:tab/><text:tab/>归功于；由于；因为 p.27</text:p>
            <text:p/>
            <text:p>less<text:tab/><text:tab/><text:tab/><text:tab/><text:tab/><text:tab/>/les/ adj.较少的；更少的</text:p>
            <text:p><text:tab/><text:tab/><text:tab/><text:tab/><text:tab/><text:tab/><text:tab/>adv. 较少地；更少地</text:p>
            <text:p><text:tab/><text:tab/><text:tab/><text:tab/><text:tab/><text:tab/><text:tab/>pron. 较少；更少 p.27</text:p>
            <text:p/>
            <text:p>straightforward <text:tab/><text:tab/><text:tab/>/ˌstreɪtˈfɔːwəd/ adj. 坦率的；简单的 p.27</text:p>
            <text:p/>
            <text:p>opinion <text:tab/><text:tab/><text:tab/><text:tab/><text:tab/>/əˈpɪnjən/ n. 看法；意见 p.27</text:p>
            <text:p/>
            <text:p>make a mistake <text:tab/><text:tab/><text:tab/>犯错误 p.27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0" draw:layer="layout" svg:width="24.5cm" svg:height="18.051cm" svg:x="1.5cm" svg:y="1.5cm">
          <draw:text-box>
            <text:p>honest <text:tab/><text:tab/><text:tab/><text:tab/><text:tab/>/ˈɒnɪst/ adj. 坦诚的；诚实的 p.27</text:p>
            <text:p/>
            <text:p>direct <text:tab/><text:tab/><text:tab/><text:tab/><text:tab/>/dəˈrekt; dɑɪˈrekt/ adj. 率直的；直接的 p.27</text:p>
            <text:p/>
            <text:p>similarity <text:tab/><text:tab/><text:tab/><text:tab/>/ˌsɪməˈlærəti/ n. 相似之处 p.27</text:p>
            <text:p/>
            <text:p>friendship <text:tab/><text:tab/><text:tab/><text:tab/>/ˈfrendʃɪp/ n. 友谊；友情 p.27</text:p>
            <text:p/>
            <text:p>metre <text:tab/><text:tab/><text:tab/><text:tab/><text:tab/>/ˈmiːtə(r)/ (= meter) n. 米 p.28</text:p>
            <text:p/>
            <text:p>prince <text:tab/><text:tab/><text:tab/><text:tab/><text:tab/>/prɪns/ n. 王子 p.28</text:p>
            <text:p/>
            <text:p>character <text:tab/><text:tab/><text:tab/><text:tab/>/ˈkærəktə(r)/ n. 人物；个性 p.28</text:p>
            <text:p/>
            <text:p>pauper <text:tab/><text:tab/><text:tab/><text:tab/><text:tab/>/ˈpɔːpə(r)/ n. 贫民；乞丐 p.28</text:p>
            <text:p/>
            <text:p>exchange <text:tab/><text:tab/><text:tab/><text:tab/>/ɪksˈtʃeɪndʒ/ v. &amp; n. 交换 p.28</text:p>
            <text:p/>
            <text:p>accident <text:tab/><text:tab/><text:tab/><text:tab/>/ˈæksɪdənt/ n. 意外；（交通）事故 p.28</text:p>
            <text:p/>
            <text:p>by accident <text:tab/><text:tab/><text:tab/><text:tab/>偶然；意外地 p.28</text:p>
            <text:p/>
            <text:p>expect <text:tab/><text:tab/><text:tab/><text:tab/><text:tab/>/ɪkˈspekt/ v. 预料；期待 p.28</text:p>
            <text:p/>
            <text:p>silver <text:tab/><text:tab/><text:tab/><text:tab/><text:tab/>/ˈsɪlvə(r)/ adj. 银色的 n. 银 p.29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5" draw:layer="layout" svg:width="24.5cm" svg:height="16.627cm" svg:x="1.5cm" svg:y="2cm">
          <draw:text-box>
            <text:p>silver lining <text:tab/><text:tab/><text:tab/><text:tab/><text:tab/><text:tab/>/ˈlaɪnɪŋ/一线光明 p.29</text:p>
            <text:p/>
            <text:p>situation <text:tab/><text:tab/><text:tab/><text:tab/><text:tab/><text:tab/>/ˌsɪtʃuˈeɪʃn/ n. 情况；状况 p.29</text:p>
            <text:p/>
            <text:p>care about <text:tab/><text:tab/><text:tab/><text:tab/><text:tab/><text:tab/>关心；担心 p.29</text:p>
            <text:p/>
            <text:p>reach <text:tab/><text:tab/><text:tab/><text:tab/><text:tab/><text:tab/><text:tab/>/riːtʃ/ v. 伸手；达到 p.29</text:p>
            <text:p/>
            <text:p>reach for <text:tab/><text:tab/><text:tab/><text:tab/><text:tab/><text:tab/>伸手触碰 p.29</text:p>
            <text:p/>
            <text:p>touch <text:tab/><text:tab/><text:tab/><text:tab/><text:tab/><text:tab/><text:tab/>/tʌtʃ/ v. 触动；触碰 p.29</text:p>
            <text:p/>
            <text:p>lend (sb) a hand <text:tab/><text:tab/><text:tab/><text:tab/><text:tab/>帮助（某人） p.29</text:p>
            <text:p/>
            <text:p>Julie <text:tab/><text:tab/><text:tab/><text:tab/><text:tab/><text:tab/><text:tab/>/ˈdʒuːli/ 朱莉 p.25</text:p>
            <text:p/>
            <text:p>Matt <text:tab/><text:tab/><text:tab/><text:tab/><text:tab/><text:tab/><text:tab/>/mæt/ 马特 p.26</text:p>
            <text:p/>
            <text:p>Stephen <text:tab/><text:tab/><text:tab/><text:tab/><text:tab/><text:tab/>/ˈstiːvn/ 斯蒂芬 p.26</text:p>
            <text:p/>
            <text:p>Diana <text:tab/><text:tab/><text:tab/><text:tab/><text:tab/><text:tab/><text:tab/>/daɪˈænə/ 戴安娜 p.27</text:p>
            <text:p/>
            <text:p>Edward <text:tab/><text:tab/><text:tab/><text:tab/><text:tab/><text:tab/><text:tab/>/ˈedwərd/ 爱德华 p.28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6" draw:layer="layout" svg:width="21.093cm" svg:height="10.595cm" svg:x="2.907cm" svg:y="3.405cm">
          <draw:text-box>
            <text:p>Mark Twain <text:tab/><text:tab/><text:tab/><text:tab/><text:tab/>/tweɪn/ 马克 · 吐温 p.28</text:p>
            <text:p/>
            <text:p>Rose <text:tab/><text:tab/><text:tab/><text:tab/><text:tab/><text:tab/>/rəʊz/ 罗丝 p.29</text:p>
            <text:p/>
            <text:p>Chicago <text:tab/><text:tab/><text:tab/><text:tab/><text:tab/><text:tab/>/ʃɪˈkɑːɡəʊ/ 芝加哥（美国城市） p.25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7" draw:layer="layout" svg:width="23.643cm" svg:height="18.763cm" svg:x="2cm" svg:y="1.5cm">
          <draw:text-box>
            <text:p>moss <text:tab/><text:tab/><text:tab/><text:tab/><text:tab/><text:tab/>/mɒs/ n. 苔藓 p.32</text:p>
            <text:p/>
            <text:p>redwood <text:tab/><text:tab/><text:tab/><text:tab/><text:tab/>/ˈredwʊd/ n. 红杉；红木 p.32</text:p>
            <text:p/>
            <text:p>cheetah <text:tab/><text:tab/><text:tab/><text:tab/><text:tab/><text:tab/>/ˈtʃiːtə/ n. 猎豹 p.32</text:p>
            <text:p/>
            <text:p>folding <text:tab/><text:tab/><text:tab/><text:tab/><text:tab/><text:tab/>/ˈfəʊldɪŋ/ adj. 折叠式的；可折叠的 p.33</text:p>
            <text:p/>
            <text:p>folding fan <text:tab/><text:tab/><text:tab/><text:tab/><text:tab/>折扇 p.33</text:p>
            <text:p/>
            <text:p>bamboo <text:tab/><text:tab/><text:tab/><text:tab/><text:tab/><text:tab/>/ˌbæmˈbuː/ n. 竹；竹子 p.33</text:p>
            <text:p/>
            <text:p>yeah <text:tab/><text:tab/><text:tab/><text:tab/><text:tab/><text:tab/>/jeə/ interj.是的；对 p.33</text:p>
            <text:p/>
            <text:p>popular <text:tab/><text:tab/><text:tab/><text:tab/><text:tab/><text:tab/>/ˈpɒpjələ(r)/ adj. 广受欢迎的；流行的p.33</text:p>
            <text:p/>
            <text:p>goodness<text:tab/><text:tab/><text:tab/><text:tab/><text:tab/>/ˈɡʊdnəs/ n. 美德；营养 p.33</text:p>
            <text:p/>
            <text:p>tool <text:tab/><text:tab/><text:tab/><text:tab/><text:tab/><text:tab/><text:tab/>/tuːl/ n. 工具；手段 p.33</text:p>
            <text:p/>
            <text:p>actually <text:tab/><text:tab/><text:tab/><text:tab/><text:tab/><text:tab/>/ˈæktʃuəli/ adv. 实际上；居然 p.33</text:p>
            <text:p/>
            <text:p>shoot <text:tab/><text:tab/><text:tab/><text:tab/><text:tab/><text:tab/>/ʃuːt/ n. 幼苗；嫩芽</text:p>
            <text:p><text:tab/><text:tab/><text:tab/><text:tab/><text:tab/><text:tab/><text:tab/><text:tab/>v. (shot /ʃɒt/) 开（枪）；射击 p.33</text:p>
            <text:p/>
            <text:p>appear <text:tab/><text:tab/><text:tab/><text:tab/><text:tab/><text:tab/>/əˈpɪə(r)/ v. 出现；呈现 p.34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7" draw:layer="layout" svg:width="24cm" svg:height="18.763cm" svg:x="1.5cm" svg:y="1.813cm">
          <draw:text-box>
            <text:p>feel free (to do sth)<text:tab/><text:tab/><text:tab/>可以随便做某事 p.34</text:p>
            <text:p/>
            <text:p>land <text:tab/><text:tab/><text:tab/><text:tab/><text:tab/><text:tab/>/lænd/ n. 陆地；土地</text:p>
            <text:p><text:tab/><text:tab/><text:tab/><text:tab/><text:tab/><text:tab/><text:tab/><text:tab/><text:tab/>v. 降落；着陆 p.35</text:p>
            <text:p/>
            <text:p>African <text:tab/><text:tab/><text:tab/><text:tab/><text:tab/><text:tab/>/ˈæfrɪkən/ adj. 非洲的；非洲人的</text:p>
            <text:p><text:tab/><text:tab/><text:tab/><text:tab/><text:tab/><text:tab/><text:tab/><text:tab/><text:tab/><text:tab/>n. 非洲人 p.35</text:p>
            <text:p/>
            <text:p>rose <text:tab/><text:tab/><text:tab/><text:tab/><text:tab/><text:tab/>/rəʊz/ n. 玫瑰；蔷薇 p.35</text:p>
            <text:p/>
            <text:p>peony <text:tab/><text:tab/><text:tab/><text:tab/><text:tab/><text:tab/>/ˈpiːəni/ n. 牡丹；芍药 p.35</text:p>
            <text:p/>
            <text:p>lotus <text:tab/><text:tab/><text:tab/><text:tab/><text:tab/><text:tab/>/ˈləʊtəs/ n. 莲花 p.35</text:p>
            <text:p/>
            <text:p>butterfly <text:tab/><text:tab/><text:tab/><text:tab/><text:tab/><text:tab/>/ˈbʌtəflaɪ/ n. 蝴蝶 p.35</text:p>
            <text:p/>
            <text:p>wing <text:tab/><text:tab/><text:tab/><text:tab/><text:tab/><text:tab/>/wɪŋ/ n. 翅膀；翼 p.35</text:p>
            <text:p/>
            <text:p>frog <text:tab/><text:tab/><text:tab/><text:tab/><text:tab/><text:tab/>/frɒɡ/ n. 蛙；青蛙 p.35</text:p>
            <text:p/>
            <text:p>weigh <text:tab/><text:tab/><text:tab/><text:tab/><text:tab/><text:tab/>/weɪ/ v. 有……重；称重量 p.35</text:p>
            <text:p/>
            <text:p>kg (= kilogram) <text:tab/><text:tab/><text:tab/><text:tab/>千克；公斤 p.35</text:p>
            <text:p/>
            <text:p>ginkgo <text:tab/><text:tab/><text:tab/><text:tab/><text:tab/><text:tab/>/ˈɡɪŋkəʊ/ n. 银杏 p.35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10" draw:layer="layout" svg:width="23.538cm" svg:height="18.051cm" svg:x="2cm" svg:y="1.5cm">
          <draw:text-box>
            <text:p>province <text:tab/><text:tab/><text:tab/><text:tab/><text:tab/>/ˈprɒvɪns/ n. 省份 p.35</text:p>
            <text:p/>
            <text:p>take a walk <text:tab/><text:tab/><text:tab/><text:tab/><text:tab/>散步 p.35</text:p>
            <text:p/>
            <text:p>connect <text:tab/><text:tab/><text:tab/><text:tab/><text:tab/><text:tab/>/kəˈnekt/ v. 关联；连接 p.36</text:p>
            <text:p/>
            <text:p>connected <text:tab/><text:tab/><text:tab/><text:tab/><text:tab/>/kəˈnektɪd/ adj. 连接的；相关的 p.36</text:p>
            <text:p/>
            <text:p>be connected with / to <text:tab/><text:tab/>与……相连； 与……有关联 p.36</text:p>
            <text:p/>
            <text:p>without <text:tab/><text:tab/><text:tab/><text:tab/><text:tab/><text:tab/>/wɪˈðaʊt/ prep. 没有；缺乏 p.36</text:p>
            <text:p/>
            <text:p>imagine <text:tab/><text:tab/><text:tab/><text:tab/><text:tab/><text:tab/>/ɪˈmædʒɪn/ v. 想象；猜想 p.36</text:p>
            <text:p/>
            <text:p>honey <text:tab/><text:tab/><text:tab/><text:tab/><text:tab/><text:tab/>/ˈhʌni/ n. 蜂蜜；（爱称）亲爱的 p.36</text:p>
            <text:p/>
            <text:p>disappointed <text:tab/><text:tab/><text:tab/><text:tab/>/ˌdɪsəˈpɔɪntɪd/ adj. 失望的；沮丧的 p.36</text:p>
            <text:p/>
            <text:p>connection <text:tab/><text:tab/><text:tab/><text:tab/><text:tab/>/kəˈnekʃn/ n. 联系；连接 p.36</text:p>
            <text:p/>
            <text:p>pollination <text:tab/><text:tab/><text:tab/><text:tab/><text:tab/>/ˌpɒləˈneɪʃn/ n. 授粉 p.36</text:p>
            <text:p/>
            <text:p>pollen <text:tab/><text:tab/><text:tab/><text:tab/><text:tab/><text:tab/>/ˈpɒlən/ n. 花粉 p.36</text:p>
            <text:p/>
            <text:p>action <text:tab/><text:tab/><text:tab/><text:tab/><text:tab/><text:tab/>/ˈækʃn/ n. 行动；行为 p.36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17" draw:layer="layout" svg:width="24cm" svg:height="17.116cm" svg:x="2cm" svg:y="1.5cm">
          <draw:text-box>
            <text:p>in fact <text:tab/><text:tab/><text:tab/><text:tab/><text:tab/><text:tab/>确切地说；实际上 p.36</text:p>
            <text:p/>
            <text:p>per cent<text:tab/><text:tab/><text:tab/><text:tab/><text:tab/><text:tab/>/pə ˈsent/ (= percent) n. 百分之……</text:p>
            <text:p><text:tab/><text:tab/><text:tab/><text:tab/><text:tab/><text:tab/><text:tab/><text:tab/><text:tab/><text:tab/>adj. &amp; adv. 每一百中 p.36</text:p>
            <text:p/>
            <text:p>for this reason <text:tab/><text:tab/><text:tab/><text:tab/>出于这个原因 p.36</text:p>
            <text:p/>
            <text:p>planet <text:tab/><text:tab/><text:tab/><text:tab/><text:tab/><text:tab/>/ˈplænɪt/ n. 行星 p.36</text:p>
            <text:p/>
            <text:p>in order to <text:tab/><text:tab/><text:tab/><text:tab/><text:tab/>为了；以便 p.36</text:p>
            <text:p/>
            <text:p>store<text:tab/><text:tab/><text:tab/><text:tab/><text:tab/><text:tab/> /stɔː(r)/ v. 贮存；存储</text:p>
            <text:p><text:tab/><text:tab/><text:tab/><text:tab/><text:tab/><text:tab/><text:tab/><text:tab/><text:tab/>n. 百货商店；商店 p.36</text:p>
            <text:p/>
            <text:p>honeycomb <text:tab/><text:tab/><text:tab/><text:tab/><text:tab/>/ˈhʌnikəʊm/ n. 蜂巢 p.36</text:p>
            <text:p/>
            <text:p>communicate <text:tab/><text:tab/><text:tab/><text:tab/>/kəˈmjuːnɪkeɪt/ v. 交流；沟通 p.36</text:p>
            <text:p/>
            <text:p>play a part (in sth)<text:tab/><text:tab/><text:tab/>参与某事 p.36</text:p>
            <text:p/>
            <text:p>ecosystem <text:tab/><text:tab/><text:tab/><text:tab/><text:tab/>/ˈiːkəʊsɪstəm/ n. 生态系统 p.36</text:p>
            <text:p/>
            <text:p>protect <text:tab/><text:tab/><text:tab/><text:tab/><text:tab/><text:tab/>/prəˈtekt/ v. 保护；防护 p.36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3" draw:layer="layout" svg:width="23.591cm" svg:height="17.5cm" svg:x="2.409cm" svg:y="1.5cm">
          <draw:text-box>
            <text:p>importance <text:tab/><text:tab/><text:tab/><text:tab/><text:tab/>/ɪmˈpɔːtns/ n. 重要性 p.37</text:p>
            <text:p/>
            <text:p>title <text:tab/><text:tab/><text:tab/><text:tab/><text:tab/><text:tab/><text:tab/>/ˈtaɪtl/ n. 标题；题目；名称 p.37</text:p>
            <text:p/>
            <text:p>human <text:tab/><text:tab/><text:tab/><text:tab/><text:tab/><text:tab/>/ˈhjuːmən/ n. 人</text:p>
            <text:p><text:tab/><text:tab/><text:tab/><text:tab/><text:tab/><text:tab/><text:tab/><text:tab/><text:tab/>adj. 人的；人类的 p.37</text:p>
            <text:p/>
            <text:p>ant <text:tab/><text:tab/><text:tab/><text:tab/><text:tab/><text:tab/><text:tab/>/ænt/ n. 蚂蚁 p.37</text:p>
            <text:p/>
            <text:p>be home to sb / sth <text:tab/><text:tab/><text:tab/>有……栖息； 是……的家乡 p.37</text:p>
            <text:p/>
            <text:p>happiness<text:tab/><text:tab/><text:tab/><text:tab/><text:tab/>/ˈhæpinəs/ n. 幸福；快乐 p.38</text:p>
            <text:p/>
            <text:p>disappoint <text:tab/><text:tab/><text:tab/><text:tab/><text:tab/>/ˌdɪsəˈpɔɪnt/ v. 使失望；使破灭 p.38</text:p>
            <text:p/>
            <text:p>mushroom <text:tab/><text:tab/><text:tab/><text:tab/><text:tab/>/ˈmʌʃrʊm / n. 蘑菇；伞菌 p.38</text:p>
            <text:p/>
            <text:p>ton <text:tab/><text:tab/><text:tab/><text:tab/><text:tab/><text:tab/><text:tab/>/tʌn/ n. 吨 p.38</text:p>
            <text:p/>
            <text:p>role <text:tab/><text:tab/><text:tab/><text:tab/><text:tab/><text:tab/><text:tab/>/rəʊl/ n. 作用；职能；角色 p.38</text:p>
            <text:p/>
            <text:p>play a role (in)<text:tab/><text:tab/><text:tab/><text:tab/>在……中发挥作用； 扮演角色 p.38</text:p>
            <text:p/>
            <text:p>pea <text:tab/><text:tab/><text:tab/><text:tab/><text:tab/><text:tab/><text:tab/>/piː/ n. 豌豆 p.38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18" draw:layer="layout" svg:width="24cm" svg:height="12.355cm" svg:x="2cm" svg:y="1.5cm">
          <draw:text-box>
            <text:p>climate <text:tab/><text:tab/><text:tab/><text:tab/><text:tab/><text:tab/>/ˈklaɪmət/ n. 气候 p.38</text:p>
            <text:p/>
            <text:p>ocean <text:tab/><text:tab/><text:tab/><text:tab/><text:tab/><text:tab/>/ˈəʊʃn/ n. 大海；海洋 p.39</text:p>
            <text:p/>
            <text:p>except <text:tab/><text:tab/><text:tab/><text:tab/><text:tab/><text:tab/>/ɪkˈsept/ prep. 除……之外；除了 p.39</text:p>
            <text:p/>
            <text:p>tiny <text:tab/><text:tab/><text:tab/><text:tab/><text:tab/><text:tab/><text:tab/>/ˈtaɪni/ adj. 极小的；微小的 p.39</text:p>
            <text:p/>
            <text:p>live up to <text:tab/><text:tab/><text:tab/><text:tab/><text:tab/>达到；符合 p.39</text:p>
            <text:p/>
            <text:p>lively <text:tab/><text:tab/><text:tab/><text:tab/><text:tab/><text:tab/>/ˈlaɪvli/ adj. 精力充沛的；生机勃勃的 p.39</text:p>
            <text:p/>
            <text:p>the Arctic <text:tab/><text:tab/><text:tab/><text:tab/><text:tab/>/ˈɑːktɪk/ Ocean 北冰洋 p.39</text:p>
            <text:p/>
            <text:p>Billy <text:tab/><text:tab/><text:tab/><text:tab/><text:tab/><text:tab/>/ˈbɪli/ 比利 p.39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10" draw:layer="layout" svg:width="24.5cm" svg:height="18.051cm" svg:x="1.5cm" svg:y="1.5cm">
          <draw:text-box>
            <text:p>UNIT 5</text:p>
            <text:p/>
            <text:p>pepper <text:tab/><text:tab/><text:tab/><text:tab/><text:tab/><text:tab/>/ˈpepə(r)/ n. 胡椒粉；菜椒 p.42</text:p>
            <text:p/>
            <text:p>cut up <text:tab/><text:tab/><text:tab/><text:tab/><text:tab/><text:tab/>切碎；剁碎 p.42</text:p>
            <text:p/>
            <text:p>mix <text:tab/><text:tab/><text:tab/><text:tab/><text:tab/><text:tab/><text:tab/>/mɪks/ v. （使）混合；融合；调配 p.42</text:p>
            <text:p><text:tab/><text:tab/><text:tab/><text:tab/><text:tab/><text:tab/><text:tab/><text:tab/><text:tab/>n. 混合；混杂；混合料</text:p>
            <text:p/>
            <text:p>bake <text:tab/><text:tab/><text:tab/><text:tab/><text:tab/><text:tab/>/beɪk/ v. 烘焙 p.42</text:p>
            <text:p/>
            <text:p>oven <text:tab/><text:tab/><text:tab/><text:tab/><text:tab/><text:tab/>/ˈʌvn/ n. 烤箱；烤炉 p.42</text:p>
            <text:p/>
            <text:p>pour sth into sth <text:tab/><text:tab/><text:tab/><text:tab/>将……倒入…… p.42</text:p>
            <text:p/>
            <text:p>flour <text:tab/><text:tab/><text:tab/><text:tab/><text:tab/><text:tab/>/ˈflaʊə(r)/ n. 面粉 p.42</text:p>
            <text:p/>
            <text:p>boil <text:tab/><text:tab/><text:tab/><text:tab/><text:tab/><text:tab/><text:tab/>/bɔɪl/ v. 煮沸；烧开 p.42</text:p>
            <text:p><text:tab/><text:tab/><text:tab/><text:tab/><text:tab/><text:tab/><text:tab/><text:tab/><text:tab/>n. 沸腾；沸点</text:p>
            <text:p/>
            <text:p>butter <text:tab/><text:tab/><text:tab/><text:tab/><text:tab/><text:tab/>/ˈbʌtə(r)/ n. 黄油 p.42</text:p>
            <text:p/>
            <text:p>cheese <text:tab/><text:tab/><text:tab/><text:tab/><text:tab/><text:tab/>/tʃiːz/ n. 奶酪；干酪 p.42</text:p>
            <text:p/>
            <text:p>cut sth in <text:tab/><text:tab/><text:tab/><text:tab/><text:tab/>/ into sth 将……切成…… p.42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19" draw:layer="layout" svg:width="24.5cm" svg:height="17cm" svg:x="1.5cm" svg:y="2cm">
          <draw:text-box>
            <text:p>tablespoon <text:tab/><text:tab/><text:tab/><text:tab/><text:tab/>/ˈteɪblspuːn/ n. 一汤匙（的量）； 餐匙；汤匙 p.42</text:p>
            <text:p/>
            <text:p>mash <text:tab/><text:tab/><text:tab/><text:tab/><text:tab/><text:tab/>/mæʃ/ v. 捣烂；捣碎 p.42</text:p>
            <text:p/>
            <text:p>mashed <text:tab/><text:tab/><text:tab/><text:tab/><text:tab/><text:tab/>/mæʃt/ potatoes 土豆泥 p.42</text:p>
            <text:p/>
            <text:p>stir-fry <text:tab/><text:tab/><text:tab/><text:tab/><text:tab/><text:tab/>/ˈstɜː fraɪ/ v. 翻炒；炒；煸 p.43</text:p>
            <text:p/>
            <text:p>do with<text:tab/><text:tab/><text:tab/><text:tab/><text:tab/><text:tab/>处理 p.43</text:p>
            <text:p/>
            <text:p>bowl <text:tab/><text:tab/><text:tab/><text:tab/><text:tab/><text:tab/>/bəʊl/ n. 碗；钵；盆 p.43</text:p>
            <text:p/>
            <text:p>heat<text:tab/><text:tab/><text:tab/><text:tab/><text:tab/><text:tab/><text:tab/>/hiːt/ v. 加热；变热</text:p>
            <text:p><text:tab/><text:tab/><text:tab/><text:tab/><text:tab/><text:tab/><text:tab/><text:tab/>n. 热；温度；炎热天气 p.43</text:p>
            <text:p/>
            <text:p>oil <text:tab/><text:tab/><text:tab/><text:tab/><text:tab/><text:tab/><text:tab/>/ɔɪl/ n. 食用油；石油；燃油 p.43</text:p>
            <text:p/>
            <text:p>pan <text:tab/><text:tab/><text:tab/><text:tab/><text:tab/><text:tab/><text:tab/>/pæn/ n. 平底锅；烤盘 p.43</text:p>
            <text:p/>
            <text:p>put sth back <text:tab/><text:tab/><text:tab/><text:tab/><text:tab/>将……放回 p.43</text:p>
            <text:p/>
            <text:p>mix … with … <text:tab/><text:tab/><text:tab/><text:tab/>（使）……和……混合 p.43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13" draw:layer="layout" svg:width="24.5cm" svg:height="17.5cm" svg:x="1.5cm" svg:y="2cm">
          <draw:text-box>
            <text:p>simple <text:tab/><text:tab/><text:tab/><text:tab/><text:tab/><text:tab/>/ˈsɪmpl/ adj. 简单的；朴素的 p.43</text:p>
            <text:p/>
            <text:p>ingredient <text:tab/><text:tab/><text:tab/><text:tab/><text:tab/>/ɪnˈɡriːdiənt/ n. 材料；食材 p.44</text:p>
            <text:p/>
            <text:p>instruction <text:tab/><text:tab/><text:tab/><text:tab/><text:tab/>/ɪnˈstrʌkʃn/ n. (pl.) 用法说明；操作指南p.44</text:p>
            <text:p/>
            <text:p>steamed <text:tab/><text:tab/><text:tab/><text:tab/><text:tab/>/stiːmd/ fish 清蒸鱼 p.44</text:p>
            <text:p/>
            <text:p>hot and sour/saʊə(r)/soup<text:tab/><text:tab/>酸辣汤 p.44</text:p>
            <text:p/>
            <text:p>mess<text:tab/><text:tab/><text:tab/><text:tab/><text:tab/><text:tab/>/mes/ n. 脏乱；凌乱 p.45</text:p>
            <text:p/>
            <text:p>pretty <text:tab/><text:tab/><text:tab/><text:tab/><text:tab/><text:tab/>/ˈprɪti/ adj. 漂亮的；美丽的</text:p>
            <text:p><text:tab/><text:tab/><text:tab/><text:tab/><text:tab/><text:tab/><text:tab/><text:tab/><text:tab/>adv. 相当；十分；非常 p.45</text:p>
            <text:p/>
            <text:p>Christmas<text:tab/><text:tab/><text:tab/><text:tab/><text:tab/>/ˈkrɪsməs/ n. 圣诞节 p.45</text:p>
            <text:p/>
            <text:p>pancake <text:tab/><text:tab/><text:tab/><text:tab/><text:tab/>/ˈpænkeɪk/ n. 烙饼；薄饼 p.45</text:p>
            <text:p/>
            <text:p>dream <text:tab/><text:tab/><text:tab/><text:tab/><text:tab/><text:tab/>/driːm/ n. 梦想；梦</text:p>
            <text:p><text:tab/><text:tab/><text:tab/><text:tab/><text:tab/><text:tab/><text:tab/>v. (dreamt /dremt/或dreamed)做梦；梦见；梦想P.45</text:p>
            <text:p/>
            <text:p>university <text:tab/><text:tab/><text:tab/><text:tab/><text:tab/>/ˌjuːnɪˈvɜːsəti/ n. （综合性）大学；高等学府P.45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14" draw:layer="layout" svg:width="24cm" svg:height="17.339cm" svg:x="2cm" svg:y="2cm">
          <draw:text-box>
            <text:p>go boating <text:tab/><text:tab/><text:tab/><text:tab/><text:tab/>去划船 p.45</text:p>
            <text:p/>
            <text:p>memory <text:tab/><text:tab/><text:tab/><text:tab/><text:tab/><text:tab/>/ˈmeməri/ n. 回忆；记忆 p.46</text:p>
            <text:p/>
            <text:p>visible <text:tab/><text:tab/><text:tab/><text:tab/><text:tab/><text:tab/>/ˈvɪzəbl/ adj. 看得见的；可见的 p.46</text:p>
            <text:p/>
            <text:p>along with sb / sth <text:tab/><text:tab/><text:tab/>除……以外（还）；与……同样地 p.46</text:p>
            <text:p/>
            <text:p>pumpkin <text:tab/><text:tab/><text:tab/><text:tab/><text:tab/>/ˈpʌmpkɪn/ n. 南瓜 p.46</text:p>
            <text:p/>
            <text:p>pie <text:tab/><text:tab/><text:tab/><text:tab/><text:tab/><text:tab/><text:tab/>/paɪ/ n. 果馅饼；肉馅饼 p.46</text:p>
            <text:p/>
            <text:p>warm up<text:tab/><text:tab/><text:tab/><text:tab/><text:tab/><text:tab/>（使）活跃起来；热身；预热 p.46</text:p>
            <text:p/>
            <text:p>cinnamon <text:tab/><text:tab/><text:tab/><text:tab/><text:tab/>/ˈsɪnəmən/ n. 肉桂皮；桂皮香料 p.46</text:p>
            <text:p/>
            <text:p>fill … with … <text:tab/><text:tab/><text:tab/><text:tab/><text:tab/>（使）充满；（使）填满 p.46</text:p>
            <text:p/>
            <text:p>sweetness<text:tab/><text:tab/><text:tab/><text:tab/><text:tab/>/ˈswiːtnəs/ n. 甜；芬芳；愉悦 p.46</text:p>
            <text:p/>
            <text:p>college <text:tab/><text:tab/><text:tab/><text:tab/><text:tab/><text:tab/>/ˈkɒlɪdʒ/ n. 学院；大学 p.46</text:p>
            <text:p/>
            <text:p>host <text:tab/><text:tab/><text:tab/><text:tab/><text:tab/><text:tab/>/həʊst/ n. 主人；东道主</text:p>
            <text:p><text:tab/><text:tab/><text:tab/><text:tab/><text:tab/><text:tab/><text:tab/><text:tab/><text:tab/>v. 主办；主持（活动） p.46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13" draw:layer="layout" svg:width="24.5cm" svg:height="17.5cm" svg:x="1.5cm" svg:y="2cm">
          <draw:text-box>
            <text:p>hostess<text:tab/><text:tab/><text:tab/><text:tab/><text:tab/><text:tab/>/ˈhəʊstəs/ n. 女主人；女房东 p.46</text:p>
            <text:p/>
            <text:p>recipe <text:tab/><text:tab/><text:tab/><text:tab/><text:tab/><text:tab/>/ˈresəpi/ n. 食谱；烹饪法 p.46</text:p>
            <text:p/>
            <text:p>cream <text:tab/><text:tab/><text:tab/><text:tab/><text:tab/><text:tab/>/kriːm/ n. 奶油；护肤霜；奶油色 p.46</text:p>
            <text:p/>
            <text:p>crust <text:tab/><text:tab/><text:tab/><text:tab/><text:tab/><text:tab/>/krʌst/ n. 糕饼酥皮；面包皮 p.46</text:p>
            <text:p/>
            <text:p>mixture <text:tab/><text:tab/><text:tab/><text:tab/><text:tab/><text:tab/>/ˈmɪkstʃə(r)/ n. 混合物；结合体 p.46</text:p>
            <text:p/>
            <text:p>least <text:tab/><text:tab/><text:tab/><text:tab/><text:tab/><text:tab/>/liːst/ adv. &amp; pron. 最小；最少 p.46</text:p>
            <text:p/>
            <text:p>at least <text:tab/><text:tab/><text:tab/><text:tab/><text:tab/><text:tab/>至少 p.46</text:p>
            <text:p/>
            <text:p>secret <text:tab/><text:tab/><text:tab/><text:tab/><text:tab/><text:tab/>/ˈsiːkrət/ n. 诀窍；秘密</text:p>
            <text:p><text:tab/><text:tab/><text:tab/><text:tab/><text:tab/><text:tab/><text:tab/><text:tab/><text:tab/>adj. 秘密的；隐秘的 p.46</text:p>
            <text:p/>
            <text:p>according <text:tab/><text:tab/><text:tab/><text:tab/><text:tab/>/əˈkɔːdɪŋ/to 根据；依照 p.47</text:p>
            <text:p/>
            <text:p>whenever <text:tab/><text:tab/><text:tab/><text:tab/><text:tab/>/wenˈevə(r)/ adv. &amp; conj. 每当；在任何……的时候 p.47</text:p>
            <text:p/>
            <text:p>item <text:tab/><text:tab/><text:tab/><text:tab/><text:tab/><text:tab/>/ˈaɪtəm/ n. 项目 p.48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10" draw:layer="layout" svg:width="24.055cm" svg:height="18.051cm" svg:x="1.945cm" svg:y="2cm">
          <draw:text-box>
            <text:p>spaghetti <text:tab/><text:tab/><text:tab/><text:tab/><text:tab/><text:tab/>/spəˈɡeti/ n. 意大利细面条 p.48</text:p>
            <text:p/>
            <text:p>spoon <text:tab/><text:tab/><text:tab/><text:tab/><text:tab/><text:tab/><text:tab/>/spuːn/ n. (= spoonful)一勺的量；勺 p.48</text:p>
            <text:p/>
            <text:p>slice <text:tab/><text:tab/><text:tab/><text:tab/><text:tab/><text:tab/><text:tab/>/slaɪs/ n. 薄片；片</text:p>
            <text:p><text:tab/><text:tab/><text:tab/><text:tab/><text:tab/><text:tab/><text:tab/><text:tab/><text:tab/><text:tab/>v. 把……切成薄片；切；割 p.48</text:p>
            <text:p/>
            <text:p>couple<text:tab/><text:tab/><text:tab/><text:tab/><text:tab/><text:tab/><text:tab/> /ˈkʌpl/ n. 夫妻；情侣；两人 p.49</text:p>
            <text:p/>
            <text:p>island <text:tab/><text:tab/><text:tab/><text:tab/><text:tab/><text:tab/><text:tab/>/ˈaɪlənd/ n. 岛 p.49</text:p>
            <text:p/>
            <text:p>wife <text:tab/><text:tab/><text:tab/><text:tab/><text:tab/><text:tab/><text:tab/><text:tab/><text:tab/><text:tab/><text:tab/><text:tab/><text:tab/><text:tab/><text:tab/>/<text:tab/><text:tab/><text:tab/><text:tab/><text:tab/><text:tab/><text:tab/><text:tab/><text:tab/><text:tab/>/waɪf/ n. (pl. wives /waɪvz/)妻子 p.49</text:p>
            <text:p/>
            <text:p>separate <text:tab/><text:tab/><text:tab/><text:tab/><text:tab/><text:tab/>/ˈseprət/adj. <text:s/>单独的；分开的</text:p>
            <text:p><text:tab/><text:tab/><text:tab/><text:tab/><text:tab/><text:tab/><text:tab/><text:tab/><text:tab/>v. /ˈsepəreɪt/（使）分开；（使）分离 p.49</text:p>
            <text:p/>
            <text:p>born <text:tab/><text:tab/><text:tab/><text:tab/><text:tab/><text:tab/><text:tab/>/bɔːn/ v. 出生；出世</text:p>
            <text:p><text:tab/><text:tab/><text:tab/><text:tab/><text:tab/><text:tab/><text:tab/><text:tab/><text:tab/>adj. 天生（有某方面才能）的 p.49</text:p>
            <text:p/>
            <text:p>one by one <text:tab/><text:tab/><text:tab/><text:tab/><text:tab/><text:tab/>逐个地；逐一地 p.49</text:p>
            <text:p/>
            <text:p>Thanksgiving <text:tab/><text:tab/><text:tab/><text:tab/><text:tab/>/ˌθæŋksˈɡɪvɪŋ/ 感恩节 p.46</text:p>
            <text:p/>
            <text:p>Guoqiao Rice Noodles <text:tab/><text:tab/><text:tab/>过桥米线 p.49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18" draw:layer="layout" svg:width="23.612cm" svg:height="18.051cm" svg:x="2.388cm" svg:y="2cm">
          <draw:text-box>
            <text:p>Unit 6</text:p>
            <text:p/>
            <text:p>yourself <text:tab/><text:tab/><text:tab/><text:tab/><text:tab/>/jɔːˈself/ pron. (pl. yourselves /jɔːˈselvz/)你自己；您自己 </text:p>
            <text:p/>
            <text:p>engineer <text:tab/><text:tab/><text:tab/><text:tab/>/ˌendʒɪˈnɪə(r)/ n. 工程师 ；技师 p.52</text:p>
            <text:p/>
            <text:p>fashion <text:tab/><text:tab/><text:tab/><text:tab/><text:tab/>/ˈfæʃn/ n. 时装业；时尚 p.52</text:p>
            <text:p/>
            <text:p>designer <text:tab/><text:tab/><text:tab/><text:tab/>/dɪˈzaɪnə(r)/ n. 设计师 p.52</text:p>
            <text:p/>
            <text:p>director <text:tab/><text:tab/><text:tab/><text:tab/><text:tab/>/dəˈrektə(r); daɪˈrektə(r)/ n. 导演；主任；董事 p.52</text:p>
            <text:p/>
            <text:p>musician <text:tab/><text:tab/><text:tab/><text:tab/>/mjuˈzɪʃn/ n. 音乐家；乐师 p.52</text:p>
            <text:p/>
            <text:p>fireman <text:tab/><text:tab/><text:tab/><text:tab/><text:tab/>/ˈfaɪəmən/ n. (pl. firemen /ˈfaɪəmən/)消防队员 p.52</text:p>
            <text:p/>
            <text:p>AI <text:tab/><text:tab/><text:tab/><text:tab/><text:tab/><text:tab/>/ˌeɪ ˈaɪ/ (= artificial /ˌaːtɪˈfɪʃəl/intelligence /ɪnˈtelədʒəns/)<text:tab/><text:tab/><text:tab/><text:tab/><text:tab/><text:tab/>人工智能 p.52</text:p>
            <text:p/>
            <text:p>essay <text:tab/><text:tab/><text:tab/><text:tab/><text:tab/>/ˈeseɪ/ n. 小品文；文章 p.53</text:p>
            <text:p/>
            <text:p>classic <text:tab/><text:tab/><text:tab/><text:tab/><text:tab/>/ˈklæsɪk/ n. 经典作品；名著</text:p>
            <text:p><text:tab/><text:tab/><text:tab/><text:tab/><text:tab/><text:tab/><text:tab/><text:tab/>adj. 最优秀的；古典的 p.53</text:p>
            <text:p/>
            <text:p>keep on doing sth <text:tab/><text:tab/>继续做；反复做 p.53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19" draw:layer="layout" svg:width="23.588cm" svg:height="18.051cm" svg:x="2.5cm" svg:y="1.949cm">
          <draw:text-box>
            <text:p>make sure <text:tab/><text:tab/><text:tab/><text:tab/><text:tab/>确保；保证 p.53</text:p>
            <text:p/>
            <text:p>try one’s best <text:tab/><text:tab/><text:tab/><text:tab/>尽最大努力 p.53</text:p>
            <text:p/>
            <text:p>literature <text:tab/><text:tab/><text:tab/><text:tab/><text:tab/>/ˈlɪtrətʃə(r)/ n. 文学；文献 p.54</text:p>
            <text:p/>
            <text:p>athlete <text:tab/><text:tab/><text:tab/><text:tab/><text:tab/><text:tab/>/ˈæθliːt/ n. 运动员 p.54</text:p>
            <text:p/>
            <text:p>photographer <text:tab/><text:tab/><text:tab/><text:tab/>/fəˈtɒɡrəfə(r)/ n. 摄影师；拍照者 p.54</text:p>
            <text:p/>
            <text:p>painter <text:tab/><text:tab/><text:tab/><text:tab/><text:tab/><text:tab/>/ˈpeɪntə(r)/ n. 画家；油漆匠 p.54</text:p>
            <text:p/>
            <text:p>businessman <text:tab/><text:tab/><text:tab/><text:tab/>/ˈbɪznəsmæn/ n. 商界人士；企业家 p.54</text:p>
            <text:p/>
            <text:p>actress<text:tab/><text:tab/><text:tab/><text:tab/><text:tab/><text:tab/>/ˈæktrəs/ n. 女演员 p.54</text:p>
            <text:p/>
            <text:p>lawyer <text:tab/><text:tab/><text:tab/><text:tab/><text:tab/><text:tab/>/ˈlɔːjə(r)/ n. 律师 p.54</text:p>
            <text:p/>
            <text:p>law <text:tab/><text:tab/><text:tab/><text:tab/><text:tab/><text:tab/><text:tab/>/lɔː/ n. 法律；法规 p.54</text:p>
            <text:p/>
            <text:p>bath <text:tab/><text:tab/><text:tab/><text:tab/><text:tab/><text:tab/>/baːθ/ n. 洗澡；浴缸 p.55</text:p>
            <text:p/>
            <text:p>miss<text:tab/><text:tab/><text:tab/><text:tab/><text:tab/><text:tab/>/mɪs/ v. 想念；错过 p.55</text:p>
            <text:p/>
            <text:p>be tired of <text:tab/><text:tab/><text:tab/><text:tab/><text:tab/>对……感到厌倦 p.55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20" draw:layer="layout" svg:width="24cm" svg:height="17.339cm" svg:x="2cm" svg:y="2cm">
          <draw:text-box>
            <text:p>able <text:tab/><text:tab/><text:tab/><text:tab/><text:tab/>/ˈeɪbl/ adj. 能够；有才能的 p.56</text:p>
            <text:p/>
            <text:p>stick <text:tab/><text:tab/><text:tab/><text:tab/><text:tab/>/stɪk/ v. (stuck /stʌk/) 粘贴；将……刺入</text:p>
            <text:p><text:tab/><text:tab/><text:tab/><text:tab/><text:tab/><text:tab/><text:tab/><text:tab/>n. 枝条；棍 p.56</text:p>
            <text:p/>
            <text:p>stick to sth 坚持；维持 p.56</text:p>
            <text:p/>
            <text:p>resolution <text:tab/><text:tab/><text:tab/><text:tab/>/ˌrezəˈluːʃn/ n. 决定；决议 p.56</text:p>
            <text:p/>
            <text:p>have (…) to do withsb / sth<text:tab/>与……有关系 p.56</text:p>
            <text:p/>
            <text:p>mini-goal <text:tab/><text:tab/><text:tab/><text:tab/>/ˈmɪnɪ ɡəʊl/ n. 小目标 p.56</text:p>
            <text:p/>
            <text:p>achieve <text:tab/><text:tab/><text:tab/><text:tab/><text:tab/>/əˈtʃiːv/ v. （经过努力）达到；完成 p.56</text:p>
            <text:p/>
            <text:p>physical <text:tab/><text:tab/><text:tab/><text:tab/><text:tab/>/ˈfɪzɪkl/ adj. 身体的；物质的 p.56</text:p>
            <text:p/>
            <text:p>health <text:tab/><text:tab/><text:tab/><text:tab/><text:tab/>/helθ/ n. 健康 p.56</text:p>
            <text:p/>
            <text:p>healthily <text:tab/><text:tab/><text:tab/><text:tab/><text:tab/>/ˈhelθɪli/ adv. 健康地 p.56</text:p>
            <text:p/>
            <text:p>take up <text:tab/><text:tab/><text:tab/><text:tab/><text:tab/>开始学；开始从事 p.56</text:p>
            <text:p/>
            <text:p>photography <text:tab/><text:tab/><text:tab/><text:tab/>/fəˈtɒɡrəfi/ n. 照相术；摄影 p.56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draw:style-name="gr19" draw:layer="layout" svg:width="24.08cm" svg:height="18.051cm" svg:x="1.92cm" svg:y="2cm">
          <draw:text-box>
            <text:p>self-improvement <text:tab/><text:tab/><text:tab/>/ˌself ɪmˈpruːvmənt/ n. 自我改进；自我提高p.56</text:p>
            <text:p/>
            <text:p>confident <text:tab/><text:tab/><text:tab/><text:tab/><text:tab/>/ˈkɒnfɪdənt/ adj. 自信的；肯定的 p.56</text:p>
            <text:p/>
            <text:p>organized<text:tab/><text:tab/><text:tab/><text:tab/><text:tab/>/ˈɔːɡənaɪzd/ (= organised)adj. 有条理的；有组织的</text:p>
            <text:p/>
            <text:p>wisely <text:tab/><text:tab/><text:tab/><text:tab/><text:tab/><text:tab/>/ˈwaɪzli/ adv. 聪明地；明智地 p.56</text:p>
            <text:p/>
            <text:p>possible <text:tab/><text:tab/><text:tab/><text:tab/><text:tab/><text:tab/>/ˈpɒsəbl/ adj. 可能的；合理的 p.56</text:p>
            <text:p/>
            <text:p>paragraph <text:tab/><text:tab/><text:tab/><text:tab/><text:tab/>/ˈpærəɡrɑːf/ n. 段；段落 p.57</text:p>
            <text:p/>
            <text:p>introduce <text:tab/><text:tab/><text:tab/><text:tab/><text:tab/>/ˌɪntrəˈdjuːs/ v. 介绍；引见；引进 p.57</text:p>
            <text:p/>
            <text:p>meaning <text:tab/><text:tab/><text:tab/><text:tab/><text:tab/>/ˈmiːnɪŋ/ n. 意义；含义 p.57</text:p>
            <text:p/>
            <text:p>fail <text:tab/><text:tab/><text:tab/><text:tab/><text:tab/><text:tab/><text:tab/>/feɪl/ v. 未能（做到）；失败 p.57</text:p>
            <text:p/>
            <text:p>ahead <text:tab/><text:tab/><text:tab/><text:tab/><text:tab/><text:tab/>/əˈhed/ adv. 提前；在前面 p.57</text:p>
            <text:p/>
            <text:p>put out <text:tab/><text:tab/><text:tab/><text:tab/><text:tab/><text:tab/>扑灭；把……摆好 p.58</text:p>
            <text:p/>
            <text:p>design <text:tab/><text:tab/><text:tab/><text:tab/><text:tab/><text:tab/>/dɪˈzaɪn/ v. 设计；计划 </text:p>
            <text:p><text:tab/><text:tab/><text:tab/><text:tab/><text:tab/><text:tab/><text:tab/><text:tab/><text:tab/>n. 设计；花纹 p.58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draw:style-name="gr2" draw:layer="layout" svg:width="23.5cm" svg:height="16.627cm" svg:x="2.5cm" svg:y="2.5cm">
          <draw:text-box>
            <text:p>bridge <text:tab/><text:tab/><text:tab/><text:tab/><text:tab/>/brɪdʒ/ n. 桥 p.58</text:p>
            <text:p/>
            <text:p>final <text:tab/><text:tab/><text:tab/><text:tab/><text:tab/>/ˈfaɪnl/ adj. 最后的；最终的</text:p>
            <text:p><text:tab/><text:tab/><text:tab/><text:tab/><text:tab/><text:tab/><text:tab/><text:tab/>n. 决赛 p.58</text:p>
            <text:p/>
            <text:p>confidence <text:tab/><text:tab/><text:tab/><text:tab/>/ˈkɒnfɪdəns/ n. 信心；信任 p.58</text:p>
            <text:p/>
            <text:p>draw to a close <text:tab/><text:tab/><text:tab/>即将结束；即将完成 p.59</text:p>
            <text:p/>
            <text:p>form <text:tab/><text:tab/><text:tab/><text:tab/><text:tab/>/fɔːm/ v. （使）形成；组成</text:p>
            <text:p><text:tab/><text:tab/><text:tab/><text:tab/><text:tab/><text:tab/><text:tab/><text:tab/>n. 类型；形式 p.59</text:p>
            <text:p/>
            <text:p>relationship <text:tab/><text:tab/><text:tab/><text:tab/>/rɪˈleɪʃnʃɪp/ n. 关系；联系 p.59</text:p>
            <text:p/>
            <text:p>push-up <text:tab/><text:tab/><text:tab/><text:tab/><text:tab/>/ˈpʊʃ ʌp/ n. 俯卧撑 p.59</text:p>
            <text:p/>
            <text:p>energetic <text:tab/><text:tab/><text:tab/><text:tab/>/ˌenəˈdʒetɪk/ adj. 精力充沛的；充满活力的 p.59</text:p>
            <text:p/>
            <text:p>last but not least <text:tab/><text:tab/><text:tab/>最后但同等重要的 p.59</text:p>
            <text:p/>
            <text:p>Jason <text:tab/><text:tab/><text:tab/><text:tab/><text:tab/>/ˈdʒeɪsən/ 贾森 p.52</text:p>
            <text:p/>
            <text:p>Tina <text:tab/><text:tab/><text:tab/><text:tab/><text:tab/>/ˈtiːnə/ 蒂娜 p.52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49M47S</meta:editing-duration>
    <meta:editing-cycles>40</meta:editing-cycles>
    <meta:generator>OpenOffice/4.1.15$Win32 OpenOffice.org_project/4115m2$Build-9813</meta:generator>
    <dc:date>2025-10-10T16:25:15.38</dc:date>
    <dc:creator>Eric Zhang</dc:creator>
    <meta:document-statistic meta:object-count="134"/>
  </office:meta>
</office:document-meta>
</file>